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a868d" officeooo:paragraph-rsid="000a868d" style:font-weight-asian="bold" style:font-weight-complex="bold"/>
    </style:style>
    <style:style style:name="P3" style:family="paragraph" style:parent-style-name="Standard">
      <style:text-properties fo:font-weight="bold" officeooo:rsid="0009b8a9" officeooo:paragraph-rsid="0009b8a9" style:font-weight-asian="bold" style:font-weight-complex="bold"/>
    </style:style>
    <style:style style:name="P4" style:family="paragraph" style:parent-style-name="Standard">
      <style:text-properties fo:font-weight="bold" officeooo:paragraph-rsid="0009b8a9" style:font-weight-asian="bold" style:font-weight-complex="bold"/>
    </style:style>
    <style:style style:name="P5" style:family="paragraph" style:parent-style-name="Standard">
      <style:text-properties fo:font-weight="bold" officeooo:rsid="000b2418" officeooo:paragraph-rsid="000b2418" style:font-weight-asian="bold" style:font-weight-complex="bold"/>
    </style:style>
    <style:style style:name="P6" style:family="paragraph" style:parent-style-name="Standard">
      <style:text-properties fo:font-weight="bold" officeooo:rsid="000bf1b8" officeooo:paragraph-rsid="000bf1b8" style:font-weight-asian="bold" style:font-weight-complex="bold"/>
    </style:style>
    <style:style style:name="P7" style:family="paragraph" style:parent-style-name="Standard">
      <style:text-properties fo:font-weight="normal" officeooo:rsid="000a868d" officeooo:paragraph-rsid="000a868d" style:font-weight-asian="normal" style:font-weight-complex="normal"/>
    </style:style>
    <style:style style:name="P8" style:family="paragraph" style:parent-style-name="Standard">
      <style:text-properties fo:font-weight="normal" officeooo:rsid="000bf1b8" officeooo:paragraph-rsid="000bf1b8" style:font-weight-asian="normal" style:font-weight-complex="normal"/>
    </style:style>
    <style:style style:name="T1" style:family="text">
      <style:text-properties officeooo:rsid="0009b8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23-10 a 25-10 (el dia del parche)</text:span></text:p>
      <text:p text:style-name="Standard">Negative= 0.023</text:p>
      <text:p text:style-name="Standard">Neutral= 0.847</text:p>
      <text:p text:style-name="Standard">Positive= 0.13</text:p>
      <text:p text:style-name="Standard">Result= Positive</text:p>
      <text:p text:style-name="Standard"/>
      <text:p text:style-name="P3">26-10 a 28-10</text:p>
      <text:p text:style-name="Standard">Negative= 0.019</text:p>
      <text:p text:style-name="Standard">Neutral= 0.852</text:p>
      <text:p text:style-name="Standard">Positive= 0.129</text:p>
      <text:p text:style-name="Standard">Result= Positive</text:p>
      <text:p text:style-name="Standard"/>
      <text:p text:style-name="P2">@bexsayswords</text:p>
      <text:p text:style-name="P7">Negative= 0.041</text:p>
      <text:p text:style-name="P7">Neutral= 0.904</text:p>
      <text:p text:style-name="P7">Positive= 0.054</text:p>
      <text:p text:style-name="P7">Result= Positive</text:p>
      <text:p text:style-name="P7"/>
      <text:p text:style-name="P1">#pathofexile OR #poe @zizaran OR @Steelmage2 OR @MathilExists -is:retweet lang:en</text:p>
      <text:p text:style-name="P7">Negative= 0.043</text:p>
      <text:p text:style-name="P7">Neutral= 0.902</text:p>
      <text:p text:style-name="P7">Positive= 0.055</text:p>
      <text:p text:style-name="P7">Result= Positive</text:p>
      <text:p text:style-name="Standard"/>
      <text:p text:style-name="P5">@pathofexile</text:p>
      <text:p text:style-name="Standard">Negative= 0.041</text:p>
      <text:p text:style-name="Standard">Neutral= 0.826</text:p>
      <text:p text:style-name="Standard">Positive= 0.133</text:p>
      <text:p text:style-name="Standard">Result= Positive</text:p>
      <text:p text:style-name="Standard"/>
      <text:p text:style-name="P6">most recent – quinrex dies – day of console launch</text:p>
      <text:p text:style-name="P8">Negative= 0.064</text:p>
      <text:p text:style-name="P8">Neutral= 0.831</text:p>
      <text:p text:style-name="P8">Positive= 0.105</text:p>
      <text:p text:style-name="P8">Result= Positive</text:p>
      <text:p text:style-name="P8"/>
      <text:p text:style-name="P6">27-10 al 28-10 – not enough rewards – pokimane mentioned by company</text:p>
      <text:p text:style-name="P8">Negative= 0.043</text:p>
      <text:p text:style-name="P8">Neutral= 0.85</text:p>
      <text:p text:style-name="P8">Positive= 0.107</text:p>
      <text:p text:style-name="P8">Result= Positive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21:46:18.621747325</meta:creation-date>
    <dc:date>2021-10-29T22:14:17.412756106</dc:date>
    <meta:editing-duration>PT17M4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5" meta:word-count="96" meta:character-count="687" meta:non-whitespace-character-count="622"/>
  </office:meta>
</office:document-meta>
</file>